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9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84.11pt"/>
    </style:style>
    <style:style style:name="co4" style:family="table-column">
      <style:table-column-properties fo:break-before="auto" style:column-width="235.76pt"/>
    </style:style>
    <style:style style:name="co5" style:family="table-column">
      <style:table-column-properties fo:break-before="auto" style:column-width="15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Resposta do Formulário do dia 15/12/2018. Carimbo de data/hora</text:p>
          </table:table-cell>
          <table:table-cell table:style-name="ce6" office:value-type="string" calcext:value-type="string">
            <text:p>Pesquisa de artigos 29/09/2018</text:p>
          </table:table-cell>
          <table:table-cell table:style-name="ce6" office:value-type="string" calcext:value-type="string">
            <text:p>Enviado Pré-Projeto até 20/01?</text:p>
          </table:table-cell>
          <table:table-cell table:style-name="ce11" office:value-type="string" calcext:value-type="string">
            <text:p>Nome Completo do(s) Aluno(s)</text:p>
          </table:table-cell>
          <table:table-cell table:style-name="ce16" office:value-type="string" calcext:value-type="string">
            <text:p>Nome do Projeto de Pesquisa:</text:p>
          </table:table-cell>
          <table:table-cell table:style-name="ce21" office:value-type="string" calcext:value-type="string">
            <text:p>Tema:</text:p>
          </table:table-cell>
          <table:table-cell table:style-name="ce21" office:value-type="string" calcext:value-type="string">
            <text:p>Delimitação do Tema:</text:p>
          </table:table-cell>
          <table:table-cell table:style-name="ce21" office:value-type="string" calcext:value-type="string">
            <text:p>Formulação do Problema:</text:p>
          </table:table-cell>
          <table:table-cell table:style-name="ce21" office:value-type="string" calcext:value-type="string">
            <text:p>Justificativa:</text:p>
          </table:table-cell>
          <table:table-cell table:style-name="ce21" office:value-type="string" calcext:value-type="string">
            <text:p>Objetivo Geral:</text:p>
          </table:table-cell>
          <table:table-cell table:style-name="ce21" office:value-type="string" calcext:value-type="string">
            <text:p>Objetivos Específicos:</text:p>
          </table:table-cell>
          <table:table-cell table:style-name="ce21" office:value-type="string" calcext:value-type="string">
            <text:p>Embasamento Teórico:</text:p>
          </table:table-cell>
          <table:table-cell table:style-name="ce6" office:value-type="string" calcext:value-type="string">
            <text:p>Metodologia:</text:p>
          </table:table-cell>
          <table:table-cell table:style-name="ce1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4:27:32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Sim, tem um novo</text:p>
          </table:table-cell>
          <table:table-cell table:style-name="ce12" office:value-type="string" calcext:value-type="string">
            <text:p>Luiz Felipe Heemann</text:p>
          </table:table-cell>
          <table:table-cell table:style-name="ce17" office:value-type="string" calcext:value-type="string">
            <text:p>Desenvolvimento Híbrido para sistema mobile da Ultra Sistemas</text:p>
          </table:table-cell>
          <table:table-cell table:style-name="ce7" office:value-type="string" calcext:value-type="string">
            <text:p>Desenvolvimento Híbrido</text:p>
          </table:table-cell>
          <table:table-cell table:style-name="ce7" office:value-type="string" calcext:value-type="string">
            <text:p>Será desenvolvido a parte de venda em linguagem de programação híbrida.</text:p>
          </table:table-cell>
          <table:table-cell table:style-name="ce7" office:value-type="string" calcext:value-type="string">
            <text:p>Desenvolver versão híbrida do sistema de vendas mobile(IOS/Android)</text:p>
          </table:table-cell>
          <table:table-cell table:style-name="ce7" office:value-type="string" calcext:value-type="string">
            <text:p>Atualmente a empresa conta com sistema de vendas mobile apenas para Android, não atendendo clientes que possuem IOS.</text:p>
          </table:table-cell>
          <table:table-cell table:style-name="ce7" office:value-type="string" calcext:value-type="string">
            <text:p>Alcançar a comunidade que utiliza Smartphone com sistema IOS e Android</text:p>
          </table:table-cell>
          <table:table-cell table:style-name="ce7" office:value-type="string" calcext:value-type="string">
            <text:p>Atender clientes que possuem sistemas mobile em IOS.</text:p>
          </table:table-cell>
          <table:table-cell table:style-name="ce7" office:value-type="string" calcext:value-type="string">
            <text:p>https://www.aedb.br/seget/arquivos/artigos17/12425177.pdf e https://www.bambui.ifmg.edu.br/jornada_cientifica/2014/resumos/Info/Desenvolvimento%20h%C3%ADbrido%20versus%20desenvolvimento%20nativo%20de%20apl.pdf</text:p>
          </table:table-cell>
          <table:table-cell table:style-name="ce22" office:value-type="string" calcext:value-type="string">
            <text:p>Descritiva.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4:56:18</text:p>
          </table:table-cell>
          <table:table-cell table:style-name="ce8" table:number-columns-repeated="2"/>
          <table:table-cell table:style-name="ce13" office:value-type="string" calcext:value-type="string">
            <text:p>Willian Marcel</text:p>
          </table:table-cell>
          <table:table-cell table:style-name="ce18" office:value-type="string" calcext:value-type="string">
            <text:p>Portal Web-Convites</text:p>
          </table:table-cell>
          <table:table-cell table:style-name="ce8" office:value-type="string" calcext:value-type="string">
            <text:p>Portal para gerênciar e acompanhar o envio de convites de festa.</text:p>
          </table:table-cell>
          <table:table-cell table:style-name="ce8" office:value-type="string" calcext:value-type="string">
            <text:p>Desenvolverei um portal de convites online para envio/compartilhamento de convites.</text:p>
            <text:p> - De um lado, o convidando, terá a sua escolha, alguns templates para montar o seu convite e enviar/compartilhar aos convidados.</text:p>
            <text:p> - Terá também um portal, onde acompanhará o status dos convites, por exemplo,quantos convites gerou, se um determinado convite já foi enviado ou se ja confirmou ou não presença.</text:p>
            <text:p> -De outro lado, o convidado, que receberá o convite através de uma mídia social e deverá informar se comparecerá ao evento.</text:p>
            <text:p> Será levantado a possibilidade de após a conclusão do evento, o site do convite receber postagens de fotos e vídeos da festa realizada, ficando assim ao dispor dos convidados.</text:p>
            <text:p> O portal em si, tem por finalidade trazer agilidade e praticidade ao realizar um convite, mas buscando manter a formalidade que se tem ao convidar alguém para um evento.</text:p>
            <text:p> Terá como publico-alvo festas de aniversário e casamento.</text:p>
            <text:p> Será utilizado no desenvolvimento front-end HTML 5, CSS 3 e Bootstrap 4</text:p>
            <text:p> Já para o desenvolvimento em back-end está em análise a linguagem que será utilizada. Estando à disponibilização Laravel e Wordpress com base em PHP. E React com base em javascript</text:p>
          </table:table-cell>
          <table:table-cell table:style-name="ce8" office:value-type="string" calcext:value-type="string">
            <text:p>Diminuir a utilização de papel.</text:p>
          </table:table-cell>
          <table:table-cell table:style-name="ce8" office:value-type="string" calcext:value-type="string">
            <text:p>Propor agilidade e facilidade em entregar um convite a um convidado.</text:p>
          </table:table-cell>
          <table:table-cell table:style-name="ce8" office:value-type="string" calcext:value-type="string">
            <text:p>Automatização de convites para um evento</text:p>
          </table:table-cell>
          <table:table-cell table:style-name="ce8" office:value-type="string" calcext:value-type="string">
            <text:p>Criar um convite online, compartilhar com os convidados e acompanhar o status de cada convite enviado.</text:p>
          </table:table-cell>
          <table:table-cell table:style-name="ce8" office:value-type="string" calcext:value-type="string">
            <text:p>https://repositorio.ufu.br/handle/123456789/22185</text:p>
            <text:p> https://repositorio.ufsm.br/handle/1/12967</text:p>
          </table:table-cell>
          <table:table-cell table:style-name="ce23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4:57:17</text:p>
          </table:table-cell>
          <table:table-cell table:style-name="ce7" office:value-type="string" calcext:value-type="string">
            <text:p>Sim</text:p>
          </table:table-cell>
          <table:table-cell table:style-name="ce7"/>
          <table:table-cell table:style-name="ce12" office:value-type="string" calcext:value-type="string">
            <text:p>DIEGO DE SOUZA RIBEIRO</text:p>
          </table:table-cell>
          <table:table-cell table:style-name="ce17" office:value-type="string" calcext:value-type="string">
            <text:p>PHP x React Node</text:p>
          </table:table-cell>
          <table:table-cell table:style-name="ce7" office:value-type="string" calcext:value-type="string">
            <text:p>Comparação ferramentas de desenvolvimento</text:p>
          </table:table-cell>
          <table:table-cell table:style-name="ce7" office:value-type="string" calcext:value-type="string">
            <text:p>Comparar produtividade (tempo, reaproveitamento) entre ferramentas (Php) com (Node, React), onde hoje o projeto é todo em php. Idéia inicial é implantar estruturas separadas onde o backend será em Node, e o React como Frontend consumindo web service (api) do Node. </text:p>
            <text:p> </text:p>
            <text:p> O projeto será remodelado desde de a modelagem de dados até o componente que irá renderizar o resultado.</text:p>
            <text:p> </text:p>
            <text:p> Também o fato de o React poder exportar para Android e Apple vai facilitar na integração.</text:p>
          </table:table-cell>
          <table:table-cell table:style-name="ce7" office:value-type="string" calcext:value-type="string">
            <text:p>Hoje na empresa é feita a importação de dados onde necessita-se visualizar de forma rápida indicadores para tomada de decisão, porém essa ferramenta não fornece dados em tempo real, levando em média de 1 a 2 minutos para visualizar a informação.</text:p>
          </table:table-cell>
          <table:table-cell table:style-name="ce7" office:value-type="string" calcext:value-type="string">
            <text:p>Ferramenta esta lenta na atualização dos dados.</text:p>
            <text:p> </text:p>
            <text:p> Hoje a tela é atualizada automaticamente a cada certo tempo, tendo assim que carregar todos os dados novamente. Com React poderei atualizar cada componente separadamente.</text:p>
          </table:table-cell>
          <table:table-cell table:style-name="ce7" office:value-type="string" calcext:value-type="string">
            <text:p>Resposta rápida para tomada de decisão</text:p>
          </table:table-cell>
          <table:table-cell table:style-name="ce7" office:value-type="string" calcext:value-type="string">
            <text:p>Produtividade, reaproveitamento de componente para outros projetos, e fácil manutenção do código</text:p>
          </table:table-cell>
          <table:table-cell table:style-name="ce7" office:value-type="string" calcext:value-type="string">
            <text:p>http://publicacoes.facthus.edu.br/index.php/geral/article/view/19</text:p>
            <text:p> </text:p>
            <text:p> http://repositorio.roca.utfpr.edu.br/jspui/bitstream/1/9736/1/PG_COCIC_2018_1_05.pdf</text:p>
          </table:table-cell>
          <table:table-cell table:style-name="ce22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4:59:22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1/20/2019 0:00:00</text:p>
          </table:table-cell>
          <table:table-cell table:style-name="ce13" office:value-type="string" calcext:value-type="string">
            <text:p>Leonardo Morini</text:p>
          </table:table-cell>
          <table:table-cell table:style-name="ce18" office:value-type="string" calcext:value-type="string">
            <text:p>Aplicativo HQSocial</text:p>
          </table:table-cell>
          <table:table-cell table:style-name="ce8" office:value-type="string" calcext:value-type="string">
            <text:p>Desenvolver um aplicativo social relacionado ao universo HQ</text:p>
          </table:table-cell>
          <table:table-cell table:style-name="ce8" office:value-type="string" calcext:value-type="string">
            <text:p>O aplicativo será feito utilizando a api da Marvel para obtenção de informações e escrito na linguagem de programação Javascript utilizando a biblioteca react-native para criar aplicativos híbridos.</text:p>
          </table:table-cell>
          <table:table-cell table:style-name="ce8" office:value-type="string" calcext:value-type="string">
            <text:p>A escassez de interação social entre as pessoas que estão dentro deste ambiente é resultado da falta de usabilidade e de aplicativos sociais que se disponham em conectá-los.</text:p>
          </table:table-cell>
          <table:table-cell table:style-name="ce8" office:value-type="string" calcext:value-type="string">
            <text:p>O aplicativo tem a função de aproximar o ambiente (universo hq) das pessoas e também conectá-las entre si dentro dele. Esta interatividade vai resultar em um espaço casual, que divulga as culturas deste meio, incentiva a leitura e a interpretação e cria novos vínculos sociais entre os usuários.</text:p>
          </table:table-cell>
          <table:table-cell table:style-name="ce8" office:value-type="string" calcext:value-type="string">
            <text:p>Desenvolver um aplicativo social sobre o universo HQ (mais especificamente o universo Marvel) e permita com que os usuários interagem entre si, além de interagirem com as obras deste ambiente.</text:p>
          </table:table-cell>
          <table:table-cell table:style-name="ce8" office:value-type="string" calcext:value-type="string">
            <text:p>Desenvolver aplicativo; Conectar usuários; Permitir a exploração e apreciação cultural do universo HQ.</text:p>
          </table:table-cell>
          <table:table-cell table:style-name="ce8" office:value-type="string" calcext:value-type="string">
            <text:p>https://dialnet.unirioja.es/descarga/articulo/5919219.pdf</text:p>
            <text:p> </text:p>
            <text:p> http://www2.ifrn.edu.br/ojs/index.php/HOLOS/article/viewFile/1936/pdf_144</text:p>
          </table:table-cell>
          <table:table-cell table:style-name="ce23" office:value-type="string" calcext:value-type="string">
            <text:p>O projeto terá suas informações recebidas e exploradas de acordo com a api da Marvel, além de também fornecer informações de usuários utilizando um servidor próprio. A pesquisa terá como base mostrar como é possível aproximar a interação social utilizando programação híbrida.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4:59:23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1/20/2019 0:00:01</text:p>
          </table:table-cell>
          <table:table-cell table:style-name="ce12" office:value-type="string" calcext:value-type="string">
            <text:p>Leonardo Morini</text:p>
          </table:table-cell>
          <table:table-cell table:style-name="ce17" office:value-type="string" calcext:value-type="string">
            <text:p>ESTUDO DE CASO SOBRE DESENVOLVIMENTO DE APLICAÇÕES HÍBRIDAS COM REACT E REACT NATIVE</text:p>
          </table:table-cell>
          <table:table-cell table:style-name="ce7" table:number-columns-repeated="7"/>
          <table:table-cell table:style-name="ce22"/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02:32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1/20/2019 0:00:00</text:p>
          </table:table-cell>
          <table:table-cell table:style-name="ce13" office:value-type="string" calcext:value-type="string">
            <text:p>Gustavo Morini</text:p>
          </table:table-cell>
          <table:table-cell table:style-name="ce18" office:value-type="string" calcext:value-type="string">
            <text:p>Virtualização no ambiente de trabalho</text:p>
          </table:table-cell>
          <table:table-cell table:style-name="ce8" office:value-type="string" calcext:value-type="string">
            <text:p>Comparar entre o método tradicional e o virtualizado</text:p>
          </table:table-cell>
          <table:table-cell table:style-name="ce8" office:value-type="string" calcext:value-type="string">
            <text:p>criar dois ambientes de trabalho, convencional e virtualizado, demonstrando os prós e contras de cada um com apache php e mysql</text:p>
          </table:table-cell>
          <table:table-cell table:style-name="ce8" office:value-type="string" calcext:value-type="string">
            <text:p>avaliar se vale a pena utilizar a virtualização para o ambiente de desenvolvimento</text:p>
          </table:table-cell>
          <table:table-cell table:style-name="ce8" office:value-type="string" calcext:value-type="string">
            <text:p>os projetos estão cada vez mais complexos e com mais cobrança de produtividade, a virtualização ajuda a padronizar e otimizar o projeto, inclusive em grandes equipes que mantém um padrão</text:p>
          </table:table-cell>
          <table:table-cell table:style-name="ce8" office:value-type="string" calcext:value-type="string">
            <text:p>o artigo vai demonstrar como a criação do ambiente de trabalho pode ser mais padronizado e organizado utilizando novas tecnologias de virtualização</text:p>
          </table:table-cell>
          <table:table-cell table:style-name="ce8" office:value-type="string" calcext:value-type="string">
            <text:p>criar o ambiente com containers individuais, que são gerenciados pelo Docker</text:p>
          </table:table-cell>
          <table:table-cell table:style-name="ce8" office:value-type="string" calcext:value-type="string">
            <text:p>http://revistavincci.satc.edu.br/ojs/index.php/Revista-Vincci/article/download/89/51/</text:p>
            <text:p> </text:p>
            <text:p> http://www.br-ie.org/pub/index.php/sbie/article/viewFile/6823/4708</text:p>
          </table:table-cell>
          <table:table-cell table:style-name="ce23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5:04:39</text:p>
          </table:table-cell>
          <table:table-cell table:style-name="ce7" table:number-columns-repeated="2"/>
          <table:table-cell table:style-name="ce12" office:value-type="string" calcext:value-type="string">
            <text:p>Patrick de Souza Comitre</text:p>
          </table:table-cell>
          <table:table-cell table:style-name="ce17" office:value-type="string" calcext:value-type="string">
            <text:p>Comparacao de Tecnologias</text:p>
          </table:table-cell>
          <table:table-cell table:style-name="ce7" office:value-type="string" calcext:value-type="string">
            <text:p>Comparacao entre um app nativo e um hibrido</text:p>
          </table:table-cell>
          <table:table-cell table:style-name="ce7" office:value-type="string" calcext:value-type="string">
            <text:p>Sera desenvolvido o mesmo app em duas tecnologias diferentes listando seus pros e contras</text:p>
          </table:table-cell>
          <table:table-cell table:style-name="ce7" office:value-type="string" calcext:value-type="string">
            <text:p>Comparar pros e contras de linguagens hibridas e nativas</text:p>
          </table:table-cell>
          <table:table-cell table:style-name="ce7" office:value-type="string" calcext:value-type="string">
            <text:p>testar a perfamace dos apps</text:p>
          </table:table-cell>
          <table:table-cell table:style-name="ce7" office:value-type="string" calcext:value-type="string">
            <text:p>Medir pros e contras das ferramentas</text:p>
          </table:table-cell>
          <table:table-cell table:style-name="ce7" office:value-type="string" calcext:value-type="string">
            <text:p>aprender linguagem, concluir os apps</text:p>
          </table:table-cell>
          <table:table-cell table:style-name="ce7" office:value-type="string" calcext:value-type="string">
            <text:p>https://www.bambui.ifmg.edu.br/jornada_cientifica/2014/resumos/Info/Desenvolvimento%20h%C3%ADbrido%20versus%20desenvolvimento%20nativo%20de%20apl.pdf ,</text:p>
          </table:table-cell>
          <table:table-cell table:style-name="ce22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07:50</text:p>
          </table:table-cell>
          <table:table-cell table:style-name="ce8" table:number-columns-repeated="2"/>
          <table:table-cell table:style-name="ce13" office:value-type="string" calcext:value-type="string">
            <text:p>Rafael da Silva Paulino</text:p>
          </table:table-cell>
          <table:table-cell table:style-name="ce18" office:value-type="string" calcext:value-type="string">
            <text:p>Aplicando conceitos de PWA, como forma de inovar o acesso de múltiplas plataformas</text:p>
          </table:table-cell>
          <table:table-cell table:style-name="ce8" office:value-type="string" calcext:value-type="string">
            <text:p>Desenvolvimento de um programa utilizando PWA</text:p>
          </table:table-cell>
          <table:table-cell table:style-name="ce8" office:value-type="string" calcext:value-type="string">
            <text:p>Aplicação dos conceitos de PWA, será desenvolvido um aplicativo web que possa ser acessado por Desktop, tablet, Smartphone e etc.</text:p>
          </table:table-cell>
          <table:table-cell table:style-name="ce8" office:value-type="string" calcext:value-type="string">
            <text:p>Funcionamento lento do programa via web, e grande consumo de memória e processamento quando utilizado o app.</text:p>
          </table:table-cell>
          <table:table-cell table:style-name="ce8" office:value-type="string" calcext:value-type="string">
            <text:p>Necessidade de resposta rápida, praticidade quanto ao processo de instalação e uso, ser funcional mesmo offline acessível por múltiplos dispositivos de plataformas diferentes.</text:p>
          </table:table-cell>
          <table:table-cell table:style-name="ce8" office:value-type="string" calcext:value-type="string">
            <text:p>Acessibilidade do programa web em varias plataformas sem a necessidade de baixar um arquivo grande que ocupe muito recursos como memória e processamento</text:p>
          </table:table-cell>
          <table:table-cell table:style-name="ce8" office:value-type="string" calcext:value-type="string">
            <text:p>Desenvolver um programa web que possa ser acessado por diversas plataformas, mesmo offline, trazer segurança e transparecia para o usuário.</text:p>
          </table:table-cell>
          <table:table-cell table:style-name="ce8" office:value-type="string" calcext:value-type="string">
            <text:p>http://www.scitepress.org/Papers/2017/63537/63537.pdf</text:p>
            <text:p> https://books.google.com.br/books?hl=pt-BR&amp;lr=&amp;id=m3r_CgAAQBAJ&amp;oi=fnd&amp;pg=PT10&amp;dq=Progressive+Web+Apps&amp;ots=8VgIAbsI9_&amp;sig=fyWJw8Aaem5QZmkedgrpJJPdRdA#v=onepage&amp;q=Progressive%20Web%20Apps&amp;f=false</text:p>
          </table:table-cell>
          <table:table-cell table:style-name="ce23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5:13:54</text:p>
          </table:table-cell>
          <table:table-cell table:style-name="ce7" office:value-type="string" calcext:value-type="string">
            <text:p>Sim - E-mail Vinicius</text:p>
          </table:table-cell>
          <table:table-cell table:style-name="ce7"/>
          <table:table-cell table:style-name="ce12" office:value-type="string" calcext:value-type="string">
            <text:p>Gustavo Dellatorre da Silva, Vinicius Valencio Elias</text:p>
          </table:table-cell>
          <table:table-cell table:style-name="ce17" office:value-type="string" calcext:value-type="string">
            <text:p>PWA x APLICATIVO</text:p>
          </table:table-cell>
          <table:table-cell table:style-name="ce7" office:value-type="string" calcext:value-type="string">
            <text:p>Vantagens do uso do PWA para o desenvolvimento de aplicativos moveis</text:p>
          </table:table-cell>
          <table:table-cell table:style-name="ce7" office:value-type="string" calcext:value-type="string">
            <text:p>Será feito testes para comparar o tempo gasto para desenvolver um PWA e um APP nativo</text:p>
          </table:table-cell>
          <table:table-cell table:style-name="ce7" office:value-type="string" calcext:value-type="string">
            <text:p>Mostrar que o PWA pode ser usado como aplicativo</text:p>
          </table:table-cell>
          <table:table-cell table:style-name="ce7" office:value-type="string" calcext:value-type="string">
            <text:p>Mostrar que o uso do PWA possa ser mais vantajoso do que um aplicativo nativo</text:p>
          </table:table-cell>
          <table:table-cell table:style-name="ce7" office:value-type="string" calcext:value-type="string">
            <text:p>Comparar a velocidade de desenvolvimento do PWA e do APLICATIVO</text:p>
          </table:table-cell>
          <table:table-cell table:style-name="ce7" office:value-type="string" calcext:value-type="string">
            <text:p>Tempo gasto no desenvolvimento das atividades.</text:p>
          </table:table-cell>
          <table:table-cell table:style-name="ce7" office:value-type="string" calcext:value-type="string">
            <text:p>Pesquisando...</text:p>
          </table:table-cell>
          <table:table-cell table:style-name="ce22" office:value-type="string" calcext:value-type="string">
            <text:p>Desenvolvimento de testes, tanto no PWA quanto JAVA para chegar a conclusão de qual e o mais prático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21:22</text:p>
          </table:table-cell>
          <table:table-cell table:style-name="ce8" office:value-type="string" calcext:value-type="string">
            <text:p>Sim - E-mail João Victor e Geovani Apdo. Pereira</text:p>
          </table:table-cell>
          <table:table-cell table:style-name="ce8"/>
          <table:table-cell table:style-name="ce13" office:value-type="string" calcext:value-type="string">
            <text:p>Geovani Aparecido Pereira / João Victor Danieli Pedroso</text:p>
          </table:table-cell>
          <table:table-cell table:style-name="ce18" office:value-type="string" calcext:value-type="string">
            <text:p>Automação de dispositivos via internet utilizando o protocolo MQTT</text:p>
          </table:table-cell>
          <table:table-cell table:style-name="ce8" office:value-type="string" calcext:value-type="string">
            <text:p>Desenvolvimento de Aplicação WEB utilizando REACT para automação de dispositivos.</text:p>
          </table:table-cell>
          <table:table-cell table:style-name="ce8" office:value-type="string" calcext:value-type="string">
            <text:p>Será desenvolvida uma aplicação que irá se comunicar com o Broker(Servidor) realizando Requisições via Protocolo MQTT.</text:p>
          </table:table-cell>
          <table:table-cell table:style-name="ce8" office:value-type="string" calcext:value-type="string">
            <text:p>Leitura de sensores e automação de reles via WEB.</text:p>
          </table:table-cell>
          <table:table-cell table:style-name="ce8" office:value-type="string" calcext:value-type="string">
            <text:p>Integrar dispositivos físicos a aplicações.</text:p>
          </table:table-cell>
          <table:table-cell table:style-name="ce8" office:value-type="string" calcext:value-type="string">
            <text:p>Colocar em prática o conhecimento adquirido em sala.</text:p>
          </table:table-cell>
          <table:table-cell table:style-name="ce8" office:value-type="string" calcext:value-type="string">
            <text:p>Aprofundar conhecimentos com a linguagem Javascript, framework REACT e protocolo MQTT.</text:p>
          </table:table-cell>
          <table:table-cell table:style-name="ce8" office:value-type="string" calcext:value-type="string">
            <text:p>"http://iopscience.iop.org/article/10.1088/1742-6596/853/1/012003/pdf", "https://acadpubl.eu/jsi/2017-116-5-7/articles/6/27.pdf", "https://www.ibm.com/developerworks/br/library/iot-mqtt-why-good-for-iot/index.html"</text:p>
          </table:table-cell>
          <table:table-cell table:style-name="ce23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5:23:12</text:p>
          </table:table-cell>
          <table:table-cell table:style-name="ce7" table:number-columns-repeated="2"/>
          <table:table-cell table:style-name="ce12" office:value-type="string" calcext:value-type="string">
            <text:p>Evandro Aurelio de Oliveira</text:p>
          </table:table-cell>
          <table:table-cell table:style-name="ce17" office:value-type="string" calcext:value-type="string">
            <text:p>Automação Residencial: baixo custo e maior comodidade.</text:p>
          </table:table-cell>
          <table:table-cell table:style-name="ce7" office:value-type="string" calcext:value-type="string">
            <text:p>Automação residencial</text:p>
          </table:table-cell>
          <table:table-cell table:style-name="ce7" office:value-type="string" calcext:value-type="string">
            <text:p>Será feito um aplicativo em react-native, para fazer a conexão com o controlador dos dispositivos que estão instalados em locais determinados na residência como: lampadas.</text:p>
          </table:table-cell>
          <table:table-cell table:style-name="ce7" office:value-type="string" calcext:value-type="string">
            <text:p>O problema a ser resolvido, diminuir o consumo de energia e proporcionar maior comodidade, segurança e conforto aos usuários.</text:p>
          </table:table-cell>
          <table:table-cell table:style-name="ce7" office:value-type="string" calcext:value-type="string">
            <text:p>Um dos problemas que encontramos na residência é luz ligada sem a presença de pessoas no local, com essa ideia será desenvolvido um app para controlar os ambientes da residência para ligar ou deligar as lâmpadas no local.</text:p>
          </table:table-cell>
          <table:table-cell table:style-name="ce7" office:value-type="string" calcext:value-type="string">
            <text:p>Proporcionar aos usuários conforto comodidade para os usuários da residência.</text:p>
          </table:table-cell>
          <table:table-cell table:style-name="ce7" office:value-type="string" calcext:value-type="string">
            <text:p>Automatizar cômodos da residência com lâmpadas adaptadas com dispositivos que serão controlados pelo celular através da placa controladora ESP8266.</text:p>
          </table:table-cell>
          <table:table-cell table:style-name="ce7" office:value-type="string" calcext:value-type="string">
            <text:p>https://fei.edu.br/~flaviot/pub_arquivos/WTDIA06.pdf</text:p>
            <text:p> https://www.lume.ufrgs.br/bitstream/handle/10183/101188/000931903.pdf</text:p>
          </table:table-cell>
          <table:table-cell table:style-name="ce22" office:value-type="string" calcext:value-type="string">
            <text:p>Metodologia descritiva.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24:42</text:p>
          </table:table-cell>
          <table:table-cell table:style-name="ce8" office:value-type="string" calcext:value-type="string">
            <text:p>Sim - E-mail 03/01/19</text:p>
          </table:table-cell>
          <table:table-cell table:style-name="ce8"/>
          <table:table-cell table:style-name="ce13" office:value-type="string" calcext:value-type="string">
            <text:p>Carolina Antunes Laginestra, Carlos Eduardo Dutra Sores Rocha</text:p>
          </table:table-cell>
          <table:table-cell table:style-name="ce18" office:value-type="string" calcext:value-type="string">
            <text:p>DESENVOLVIMENTO DE SITE UTILIZANDO UTILIZANDO TECNOLOGIAS JAVASCRIPT</text:p>
          </table:table-cell>
          <table:table-cell table:style-name="ce8" office:value-type="string" calcext:value-type="string">
            <text:p>Desenvolvimento de um site para busca de produtos</text:p>
          </table:table-cell>
          <table:table-cell table:style-name="ce8" office:value-type="string" calcext:value-type="string">
            <text:p>utilização do react, node JS e mongoDB para o desenvolvimento do site.</text:p>
          </table:table-cell>
          <table:table-cell table:style-name="ce8" office:value-type="string" calcext:value-type="string">
            <text:p>Constantemente os usuários sentem dificuldades em encontrar produtos no internet ou até localmente, muitas vezes recorrem de maneiras erradas as redes sociais, e por vezes há fracasso, pela sua limitação de amigos e conhecimento dos mesmos.</text:p>
          </table:table-cell>
          <table:table-cell table:style-name="ce8" office:value-type="string" calcext:value-type="string">
            <text:p>O usuário que busca poderá efetuar cadastro de produtos que pesquisam, como se fosse uma pergunta, anexando fotos, vídeos ou apenas informações dos produtos, como cor, marca, estampas e etc. Após isso os outros usuários cadastrados na rede poderão responder com sugestões de onde encontrar o produto solicitado. </text:p>
            <text:p> Caso o usuário que cadastrou a pergunta informe a marca, lojistas que as vendem serão notificadas e poderão informar se tem o produto, se conseguem comprar do fabricante ou qualquer outro tipo de ajuda.</text:p>
          </table:table-cell>
          <table:table-cell table:style-name="ce8" office:value-type="string" calcext:value-type="string">
            <text:p>Ajudar usuários a encontrar o que querem ou precisam.</text:p>
          </table:table-cell>
          <table:table-cell table:style-name="ce8" office:value-type="string" calcext:value-type="string">
            <text:p>- Conceituar a linguagem de programação back-end Node.JS</text:p>
            <text:p> - Conceituar a linguagem de programação front-end React</text:p>
          </table:table-cell>
          <table:table-cell table:style-name="ce8" office:value-type="string" calcext:value-type="string">
            <text:p>https://uol.de/fileadmin/user_upload/informatik/ag/svs/download/reader/reader-seminar-ws2016.pdf#page=14</text:p>
            <text:p> http://delivery.acm.org/10.1145/3010000/3004281/a41-park.pdf?ip=168.194.161.35&amp;id=3004281&amp;acc=OPEN&amp;key=4D4702B0C3E38B35%2E4D4702B0C3E38B35%2E4D4702B0C3E38B35%2E6D218144511F3437&amp;__acm__=1544894048_2f967bc94ebb3941c0f32e0794e370c0</text:p>
          </table:table-cell>
          <table:table-cell table:style-name="ce23" office:value-type="string" calcext:value-type="string">
            <text:p>será construído a partir das novas tecnologias (React, Node e Mongo) um site para que o usuário possa encontrar produtos.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5:26:18</text:p>
          </table:table-cell>
          <table:table-cell table:style-name="ce7" office:value-type="string" calcext:value-type="string">
            <text:p>Sim</text:p>
          </table:table-cell>
          <table:table-cell table:style-name="ce7"/>
          <table:table-cell table:style-name="ce12" office:value-type="string" calcext:value-type="string">
            <text:p>Mateus Souza Da Rocha</text:p>
          </table:table-cell>
          <table:table-cell table:style-name="ce17" office:value-type="string" calcext:value-type="string">
            <text:p>Aderencia de clientes Para usabilidade de aplicativos mobile para busca de promoção no mercado</text:p>
          </table:table-cell>
          <table:table-cell table:style-name="ce7" office:value-type="string" calcext:value-type="string">
            <text:p>O aplicativo sera desenvolvido apenas para auxiliar os clientes de mercado a pesquisar produtos em promoção</text:p>
          </table:table-cell>
          <table:table-cell table:style-name="ce7" office:value-type="string" calcext:value-type="string">
            <text:p>O sistema sera feito para o mercado para que o cliente busque os produtos em promoção e onde esta localizado no mercado, ja no artigo sera feito uma pesquisa para saber se os clientes de mercado gostariam realmente de usar esse aplicativo</text:p>
          </table:table-cell>
          <table:table-cell table:style-name="ce7" office:value-type="string" calcext:value-type="string">
            <text:p>Quando o cliente esta no mercado não sabe quais produtos estão em promoção, não controla quais todos seus gastos mensais, não sabe se o produto que esta em promoção esta compensativo mesmo, pois não sabe e nem lembra o valor anterior do produto.</text:p>
          </table:table-cell>
          <table:table-cell table:style-name="ce7" office:value-type="string" calcext:value-type="string">
            <text:p>Fazer com que o cliente do mercado encontre facilmente os produtos em promoção</text:p>
          </table:table-cell>
          <table:table-cell table:style-name="ce7" office:value-type="string" calcext:value-type="string">
            <text:p>O cliente usa o sistema para ter controle de seus gastos e saber todos os produtos em promoção</text:p>
          </table:table-cell>
          <table:table-cell table:style-name="ce7" office:value-type="string" calcext:value-type="string">
            <text:p>O MARS Gerenciador de busca de produtos surgiu com a ideia de auxiliar o cliente quando vai ao mercado, para encontrar o dos produtos em promoção, saber se o produto está compensativo ou não, ter controle de quanto se gasta no mercado</text:p>
          </table:table-cell>
          <table:table-cell table:style-name="ce7" office:value-type="string" calcext:value-type="string">
            <text:p>http://www.scielo.org.mx/scielo.php?script=sci_arttext&amp;pid=S0188-95322018000200144&amp;lang=pt</text:p>
            <text:p> http://www.scielo.br/scielo.php?script=sci_arttext&amp;pid=S1982-25532018000300165&amp;lang=pt</text:p>
            <text:p> http://www.scielo.org.ar/scielo.php?script=sci_arttext&amp;pid=S1850-99592018000100002&amp;lang=pt</text:p>
            <text:p> https://scielo.conicyt.cl/scielo.php?script=sci_arttext&amp;pid=S0718-07642018000100049&amp;lang=pt</text:p>
          </table:table-cell>
          <table:table-cell table:style-name="ce22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26:58</text:p>
          </table:table-cell>
          <table:table-cell table:style-name="ce8" office:value-type="string" calcext:value-type="string">
            <text:p>Sim</text:p>
          </table:table-cell>
          <table:table-cell table:style-name="ce8"/>
          <table:table-cell table:style-name="ce13" office:value-type="string" calcext:value-type="string">
            <text:p>Fernando dos Santos Felizardo</text:p>
          </table:table-cell>
          <table:table-cell table:style-name="ce18" office:value-type="string" calcext:value-type="string">
            <text:p>Benefícios de uso do sistema de agenda clínica web na visão dos usuários</text:p>
          </table:table-cell>
          <table:table-cell table:style-name="ce8" office:value-type="string" calcext:value-type="string">
            <text:p>Analise da espctativa do usuário no uso do sistema de agenda clínica desenvolvido em java web</text:p>
          </table:table-cell>
          <table:table-cell table:style-name="ce8" office:value-type="string" calcext:value-type="string">
            <text:p>Para o artigo sera realizado um pesquisa de campo com o usuários para identificar se os usuários conhecem os benefícios da programação em um sistema de agenda clinica desenvolvido em java web.</text:p>
          </table:table-cell>
          <table:table-cell table:style-name="ce8" office:value-type="string" calcext:value-type="string">
            <text:p>Qual as vantagens de se utilizar um sistema desenvolvido para funcionar em varias plataformas e dispositivos moveis</text:p>
          </table:table-cell>
          <table:table-cell table:style-name="ce8" office:value-type="string" calcext:value-type="string">
            <text:p>O software sera desenvolvido para que os pacientes da clinica possam agendar suas consultas sem a necessidade de ir diretamente na clinica, O artigo sera desenvolvido para esclarecer quais as vantagens na visão do usuário do sistema de migrar para um sistema web.</text:p>
          </table:table-cell>
          <table:table-cell table:style-name="ce8" office:value-type="string" calcext:value-type="string">
            <text:p>Analisar quais os benefícios de usar o sistema WEB</text:p>
          </table:table-cell>
          <table:table-cell table:style-name="ce8" office:value-type="string" calcext:value-type="string">
            <text:p>Desenvolver o sistema em Java EE, </text:p>
            <text:p> Analisar os benefícios do sistema web. </text:p>
            <text:p> Analisar a aceitação do usuário.</text:p>
          </table:table-cell>
          <table:table-cell table:style-name="ce8" office:value-type="string" calcext:value-type="string">
            <text:p>http://web.unipar.br/~seinpar/2015/_include/artigos/J%C3%BAlio_C%C3%A9sar_Semprebom.pdf</text:p>
            <text:p> </text:p>
            <text:p> http://web.unipar.br/~seinpar/2016/publicacao/Marcelo_Augusto_Lobo_da_Paz.pdf</text:p>
          </table:table-cell>
          <table:table-cell table:style-name="ce23" office:value-type="string" calcext:value-type="string">
            <text:p>Estudo de caso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5:27:35</text:p>
          </table:table-cell>
          <table:table-cell table:style-name="ce7" office:value-type="string" calcext:value-type="string">
            <text:p>Sim</text:p>
          </table:table-cell>
          <table:table-cell table:style-name="ce7"/>
          <table:table-cell table:style-name="ce12" office:value-type="string" calcext:value-type="string">
            <text:p>Everson Ferreira da Silva</text:p>
          </table:table-cell>
          <table:table-cell table:style-name="ce17" office:value-type="string" calcext:value-type="string">
            <text:p>AssistenciaNet</text:p>
          </table:table-cell>
          <table:table-cell table:style-name="ce7" office:value-type="string" calcext:value-type="string">
            <text:p>Resolver problemas de assistencia tecnica</text:p>
          </table:table-cell>
          <table:table-cell table:style-name="ce7" office:value-type="string" calcext:value-type="string">
            <text:p>Aplicação desenvolvida em php com framework laravel para o controle de assistencias tecnicas de produtos estofados e colchoes.</text:p>
          </table:table-cell>
          <table:table-cell table:style-name="ce7" office:value-type="string" calcext:value-type="string">
            <text:p>A empresa, possui dificuldades em gerenciar as assistências do produto, devido a informações incompletas dos clientes. Quando o produto chega na empresa existe a dificuldade do departamento que faz assistência, comunicar com quem gerencia essa assistência e da resposta para o cliente. Também existe a dificuldade em saber o custo da assistência.</text:p>
          </table:table-cell>
          <table:table-cell table:style-name="ce7" office:value-type="string" calcext:value-type="string">
            <text:p>Maior controle sobre o gerenciamento de protocolos de assistências técnicas. Evitar assistencias desnecessarias.</text:p>
          </table:table-cell>
          <table:table-cell table:style-name="ce7" office:value-type="string" calcext:value-type="string">
            <text:p>Gerenciar Protocolos de Assistência técnica na industria Moveleiro.</text:p>
          </table:table-cell>
          <table:table-cell table:style-name="ce7" office:value-type="string" calcext:value-type="string">
            <text:p>Integrar as ferramentas de desenvolvimento, Framework laravel juntamente com o estudo de caso.</text:p>
          </table:table-cell>
          <table:table-cell table:style-name="ce7" office:value-type="string" calcext:value-type="string">
            <text:p>https://laravel.com/docs/4.2/introduction#laravel-philosophy | http://www.scielo.br/pdf/gp/v18n1/10.pdf</text:p>
          </table:table-cell>
          <table:table-cell table:style-name="ce22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39:27</text:p>
          </table:table-cell>
          <table:table-cell table:style-name="ce8" office:value-type="string" calcext:value-type="string">
            <text:p>Sim</text:p>
          </table:table-cell>
          <table:table-cell table:style-name="ce8" office:value-type="string" calcext:value-type="string">
            <text:p>1/20/2019 0:00:00</text:p>
          </table:table-cell>
          <table:table-cell table:style-name="ce13" office:value-type="string" calcext:value-type="string">
            <text:p>Osvaldo Massaharu Ikuta</text:p>
          </table:table-cell>
          <table:table-cell table:style-name="ce18" office:value-type="string" calcext:value-type="string">
            <text:p>Aprendizado de Máquina para auxiliar pessoas com dislexia no aprendizado</text:p>
          </table:table-cell>
          <table:table-cell table:style-name="ce8" office:value-type="string" calcext:value-type="string">
            <text:p>Apendizado de Máquina e Dislexia</text:p>
          </table:table-cell>
          <table:table-cell table:style-name="ce8" office:value-type="string" calcext:value-type="string">
            <text:p>Será feito um aplicativo para ajudar no aprendizado de pessoas com dislexia</text:p>
          </table:table-cell>
          <table:table-cell table:style-name="ce8" office:value-type="string" calcext:value-type="string">
            <text:p>A utilização de tecnologias como Machine Learning e recursos de smartphones para o auxílio no aprendizado de pessoas com dislexia será mais eficiente do que o metodologia tradicional?</text:p>
          </table:table-cell>
          <table:table-cell table:style-name="ce8" office:value-type="string" calcext:value-type="string">
            <text:p>De acordo com International Dyslexia Association (IDA), mostra que 15-20% da população mundial pode ter sintomas de dislexia, incluindo leitura lenta ou imprecisa, ortografia fraca e escrita ruim.</text:p>
          </table:table-cell>
          <table:table-cell table:style-name="ce8" office:value-type="string" calcext:value-type="string">
            <text:p>Desenvolver um aplicativo para auxiliar no aprendizado de pessoas com dislexia.</text:p>
          </table:table-cell>
          <table:table-cell table:style-name="ce8" office:value-type="string" calcext:value-type="string">
            <text:p>Conceituar Machine Learning e Dislexia, bem como os recursos de smartphones que podem ajudar nesse processo.</text:p>
          </table:table-cell>
          <table:table-cell table:style-name="ce8" office:value-type="string" calcext:value-type="string">
            <text:p>https://doaj.org/article/90f6c10f8ae0442b8df413b22c792f61</text:p>
            <text:p> </text:p>
            <text:p> https://www.researchgate.net/publication/319607627_Quantifying_colorimetric_tests_using_a_smartphone_app_based_on_machine_learning_classifiers</text:p>
            <text:p> </text:p>
            <text:p> https://www.researchgate.net/publication/328902477_Auditive_training_effects_from_a_dichotic_listening_app_in_children_with_dyslexia</text:p>
          </table:table-cell>
          <table:table-cell table:style-name="ce23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2/15/2018 15:40:56</text:p>
          </table:table-cell>
          <table:table-cell table:style-name="ce7" office:value-type="string" calcext:value-type="string">
            <text:p>Sim</text:p>
          </table:table-cell>
          <table:table-cell table:style-name="ce7"/>
          <table:table-cell table:style-name="ce12" office:value-type="string" calcext:value-type="string">
            <text:p>Diogo Vanderlan Pereira dos Santos</text:p>
          </table:table-cell>
          <table:table-cell table:style-name="ce17" office:value-type="string" calcext:value-type="string">
            <text:p>Controle seu dinheiro</text:p>
          </table:table-cell>
          <table:table-cell table:style-name="ce7" office:value-type="string" calcext:value-type="string">
            <text:p>Desenvolvimento Controle de gastos para dispositivos android</text:p>
          </table:table-cell>
          <table:table-cell table:style-name="ce7" office:value-type="string" calcext:value-type="string">
            <text:p>Será criado um aplicativo em android. Não será online. funcionalidades de um software desenvolvido pela ferramenta Android Studio</text:p>
          </table:table-cell>
          <table:table-cell table:style-name="ce7" office:value-type="string" calcext:value-type="string">
            <text:p>O publico mais novo tem grande dificuldade de controlar seus gastos com isso acabam gastando mais do que ganha.</text:p>
          </table:table-cell>
          <table:table-cell table:style-name="ce7" office:value-type="string" calcext:value-type="string">
            <text:p>com isso ajudara diversas pessoas a controlar melhor seus gastos</text:p>
          </table:table-cell>
          <table:table-cell table:style-name="ce7" office:value-type="string" calcext:value-type="string">
            <text:p>Ajudar a manter seu saldo positivo</text:p>
          </table:table-cell>
          <table:table-cell table:style-name="ce7" office:value-type="string" calcext:value-type="string">
            <text:p>Reduzir gastos no mês</text:p>
          </table:table-cell>
          <table:table-cell table:style-name="ce7" office:value-type="string" calcext:value-type="string">
            <text:p>www.teses.usp.br/.../Leonam_Joao_Leal_de_Paula_versao_revisada.pdf, http://www.teses.usp.br/teses/disponiveis/12/12136/tde-02052013-135506/publico/TiagoNascimentoBorgesSlavovVC.pdf</text:p>
          </table:table-cell>
          <table:table-cell table:style-name="ce22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12/15/2018 15:44:20</text:p>
          </table:table-cell>
          <table:table-cell table:style-name="ce8" table:number-columns-repeated="2"/>
          <table:table-cell table:style-name="ce13" office:value-type="string" calcext:value-type="string">
            <text:p>Luiz Felipe da Silva Mantovani</text:p>
          </table:table-cell>
          <table:table-cell table:style-name="ce18" office:value-type="string" calcext:value-type="string">
            <text:p>Integrando e comparando frameworks front-end com API REST do WordPress</text:p>
          </table:table-cell>
          <table:table-cell table:style-name="ce8" office:value-type="string" calcext:value-type="string">
            <text:p>Frameworks front-end com API REST do WordPress</text:p>
          </table:table-cell>
          <table:table-cell table:style-name="ce8" office:value-type="string" calcext:value-type="string">
            <text:p>Realizar a integração da API REST do WordPress com frameworks com alguns frameworks front-end.</text:p>
            <text:p> Será apresentado como integrar o framework front-end no projeto de desenvolvido com WordPress.</text:p>
          </table:table-cell>
          <table:table-cell table:style-name="ce8" office:value-type="string" calcext:value-type="string">
            <text:p>Qual framework front-end utilizar para desenvolver um site utilizando o WordPress a fim de ter mais produtividade no projeto.</text:p>
          </table:table-cell>
          <table:table-cell table:style-name="ce8" office:value-type="string" calcext:value-type="string">
            <text:p>Ajudar na escolha de um framework front-end para desenvolvimento de sites em WordPress.</text:p>
          </table:table-cell>
          <table:table-cell table:style-name="ce8" office:value-type="string" calcext:value-type="string">
            <text:p>Demostrar como integrar alguns frameworks front-end com a API REST do WordPress.</text:p>
          </table:table-cell>
          <table:table-cell table:style-name="ce8" office:value-type="string" calcext:value-type="string">
            <text:p>Escolher um framework front-end para utilizar em projetos com WordPress.</text:p>
          </table:table-cell>
          <table:table-cell table:style-name="ce8" office:value-type="string" calcext:value-type="string">
            <text:p>https://www.smashingmagazine.com/2018/03/react-wordpress-web-app/</text:p>
            <text:p> </text:p>
            <text:p> https://snipcart.com/blog/reactjs-wordpress-rest-api-example</text:p>
          </table:table-cell>
          <table:table-cell table:style-name="ce23" office:value-type="string" calcext:value-type="string">
            <text:p>Descritiva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1/14/2019 20:28:28</text:p>
          </table:table-cell>
          <table:table-cell table:style-name="ce7" office:value-type="string" calcext:value-type="string">
            <text:p>Sim</text:p>
          </table:table-cell>
          <table:table-cell table:style-name="ce7" office:value-type="string" calcext:value-type="string">
            <text:p>1/20/2019 0:00:00</text:p>
          </table:table-cell>
          <table:table-cell table:style-name="ce12" office:value-type="string" calcext:value-type="string">
            <text:p>Luiz Felipe Heemann</text:p>
          </table:table-cell>
          <table:table-cell table:style-name="ce17" office:value-type="string" calcext:value-type="string">
            <text:p>Módulo mobile para sistema de Ordem de Serviço</text:p>
          </table:table-cell>
          <table:table-cell table:style-name="ce7" office:value-type="string" calcext:value-type="string">
            <text:p>Criar um app para emissão de Ordens de Serviço</text:p>
          </table:table-cell>
          <table:table-cell table:style-name="ce7" office:value-type="string" calcext:value-type="string">
            <text:p>Será desenvolvido um aplicativo para o usuário poder lançar a ordem de serviço pelo celular/tablet</text:p>
          </table:table-cell>
          <table:table-cell table:style-name="ce7" office:value-type="string" calcext:value-type="string">
            <text:p>Hoje só é possível lançar em um computador, limitando as possibilidades dos funcionários.</text:p>
          </table:table-cell>
          <table:table-cell table:style-name="ce7" office:value-type="string" calcext:value-type="string">
            <text:p>Se criou uma demanda para agilizar o processo de lançamento de ordens de serviço</text:p>
          </table:table-cell>
          <table:table-cell table:style-name="ce7" office:value-type="string" calcext:value-type="string">
            <text:p>Facilitar o lançamento de ordem de serviço</text:p>
          </table:table-cell>
          <table:table-cell table:style-name="ce7" office:value-type="string" calcext:value-type="string">
            <text:p>Hoje é permitido apenas lançar em um computador</text:p>
          </table:table-cell>
          <table:table-cell table:style-name="ce7" office:value-type="string" calcext:value-type="string">
            <text:p>O mesmo</text:p>
          </table:table-cell>
          <table:table-cell table:style-name="ce22" office:value-type="string" calcext:value-type="string">
            <text:p>O mesmo</text:p>
          </table:table-cell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Sim</text:p>
          </table:table-cell>
          <table:table-cell table:style-name="ce8"/>
          <table:table-cell table:style-name="ce13" office:value-type="string" calcext:value-type="string">
            <text:p>Bruno Rocha Ferreira</text:p>
          </table:table-cell>
          <table:table-cell table:style-name="ce18" office:value-type="string" calcext:value-type="string">
            <text:p>Não Enviou</text:p>
          </table:table-cell>
          <table:table-cell table:style-name="ce8" table:number-columns-repeated="7"/>
          <table:table-cell table:style-name="ce23"/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7" office:value-type="string" calcext:value-type="string">
            <text:p>Sim</text:p>
          </table:table-cell>
          <table:table-cell table:style-name="ce7"/>
          <table:table-cell table:style-name="ce12" office:value-type="string" calcext:value-type="string">
            <text:p>Robson Nascimento</text:p>
          </table:table-cell>
          <table:table-cell table:style-name="ce17" office:value-type="string" calcext:value-type="string">
            <text:p>Não Enviou</text:p>
          </table:table-cell>
          <table:table-cell table:style-name="ce7" table:number-columns-repeated="7"/>
          <table:table-cell table:style-name="ce22"/>
          <table:table-cell table:style-name="ce10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Sim</text:p>
          </table:table-cell>
          <table:table-cell table:style-name="ce8"/>
          <table:table-cell table:style-name="ce13" office:value-type="string" calcext:value-type="string">
            <text:p>Renan Nunes</text:p>
          </table:table-cell>
          <table:table-cell table:style-name="ce18" office:value-type="string" calcext:value-type="string">
            <text:p>Não Enviou</text:p>
          </table:table-cell>
          <table:table-cell table:style-name="ce8" table:number-columns-repeated="7"/>
          <table:table-cell table:style-name="ce23"/>
          <table:table-cell table:style-name="ce10" table:number-columns-repeated="13"/>
          <table:table-cell table:number-columns-repeated="998"/>
        </table:table-row>
        <table:table-row table:style-name="ro1" table:number-rows-repeated="96">
          <table:table-cell table:style-name="ce4"/>
          <table:table-cell table:style-name="ce9" table:number-columns-repeated="2"/>
          <table:table-cell table:style-name="ce14"/>
          <table:table-cell table:style-name="ce19"/>
          <table:table-cell table:style-name="ce9" table:number-columns-repeated="7"/>
          <table:table-cell table:style-name="ce19"/>
          <table:table-cell table:style-name="ce10" table:number-columns-repeated="13"/>
          <table:table-cell table:number-columns-repeated="998"/>
        </table:table-row>
        <table:table-row table:style-name="ro1" table:number-rows-repeated="882">
          <table:table-cell table:style-name="ce5"/>
          <table:table-cell table:style-name="ce10" table:number-columns-repeated="2"/>
          <table:table-cell table:style-name="ce15"/>
          <table:table-cell table:style-name="ce20"/>
          <table:table-cell table:style-name="ce10" table:number-columns-repeated="7"/>
          <table:table-cell table:style-name="ce20"/>
          <table:table-cell table:style-name="ce10" table:number-columns-repeated="13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3" meta:object-count="0"/>
    <meta:generator>LibreOfficeDev/6.0.5.2$Linux_X86_64 LibreOffice_project/</meta:generator>
  </office:meta>
</office:document-meta>
</file>